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2mm"/>
    </style:style>
    <style:style style:name="co3" style:family="table-column">
      <style:table-column-properties fo:break-before="auto" style:column-width="29.51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27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da7d8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fo:background-color="#7da7d8" fo:border-left="none" fo:border-right="none" fo:border-top="0.74pt solid #000000"/>
    </style:style>
    <style:style style:name="ce6" style:family="table-cell" style:parent-style-name="Default">
      <style:table-cell-properties fo:border-bottom="0.99pt solid #000000" fo:background-color="#e3d2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solid #000000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2.01pt solid #000000" fo:background-color="#e3d2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e3d200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2.01pt solid #000000" fo:background-color="#e3d200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fcce4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7da7d8" fo:border-left="none" fo:border-right="0.99pt solid #000000" fo:border-top="0.74pt solid #000000"/>
    </style:style>
    <style:style style:name="ce17" style:family="table-cell" style:parent-style-name="Default">
      <style:table-cell-properties fo:border-bottom="0.99pt solid #000000" fo:background-color="#fff685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99pt solid #000000" fo:background-color="#fff685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2.01pt solid #000000" fo:background-color="#fff685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fo:background-color="#7da7d8" style:text-align-source="fix" style:repeat-content="false" fo:border-left="0.99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2.01pt solid #000000" fo:background-color="#fffb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74pt solid #000000" fo:background-color="#7da7d8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74pt solid #000000" fo:background-color="#dfcce4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2.01pt solid #000000" fo:background-color="#fffbcc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ef413d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7a0cb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ef413d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c7a0cb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1" table:default-cell-style-name="ce34"/>
        <table:table-column table:style-name="co1" table:number-columns-repeated="3" table:default-cell-style-name="Default"/>
        <table:table-column table:style-name="co1" table:default-cell-style-name="ce34"/>
        <table:table-row table:style-name="ro1">
          <table:table-cell table:number-columns-repeated="20"/>
        </table:table-row>
        <table:table-row table:style-name="ro2">
          <table:table-cell table:number-columns-repeated="8"/>
          <table:table-cell table:style-name="ce30" office:value-type="string" calcext:value-type="string">
            <text:p>Size= 32</text:p>
          </table:table-cell>
          <table:table-cell table:style-name="ce30" table:number-columns-repeated="2"/>
          <table:table-cell table:style-name="ce32"/>
          <table:table-cell/>
          <table:table-cell table:style-name="ce30" office:value-type="string" calcext:value-type="string">
            <text:p>Size= 32</text:p>
          </table:table-cell>
          <table:table-cell table:style-name="ce30"/>
          <table:table-cell table:style-name="ce32"/>
          <table:table-cell/>
          <table:table-cell table:style-name="ce30" office:value-type="string" calcext:value-type="string">
            <text:p>Size= 32</text:p>
          </table:table-cell>
          <table:table-cell table:style-name="ce30"/>
          <table:table-cell table:style-name="ce32"/>
        </table:table-row>
        <table:table-row table:style-name="ro2">
          <table:table-cell table:style-name="ce1" office:value-type="string" calcext:value-type="string" table:number-columns-spanned="2" table:number-rows-spanned="1">
            <text:p>TIME MEASURES(MS)</text:p>
          </table:table-cell>
          <table:covered-table-cell table:style-name="ce5"/>
          <table:table-cell table:style-name="ce13" office:value-type="string" calcext:value-type="string">
            <text:p>32x32</text:p>
          </table:table-cell>
          <table:table-cell table:style-name="ce20" office:value-type="string" calcext:value-type="string">
            <text:p>128x128</text:p>
          </table:table-cell>
          <table:table-cell table:style-name="ce20" office:value-type="string" calcext:value-type="string">
            <text:p>1024x1024</text:p>
          </table:table-cell>
          <table:table-cell table:style-name="ce24" office:value-type="string" calcext:value-type="string">
            <text:p>2048x2048</text:p>
          </table:table-cell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  <table:table-cell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</table:table-row>
        <table:table-row table:style-name="ro2">
          <table:table-cell table:style-name="ce2" office:value-type="string" calcext:value-type="string" table:number-columns-spanned="1" table:number-rows-spanned="6">
            <text:p>ijk</text:p>
          </table:table-cell>
          <table:table-cell table:style-name="ce6" office:value-type="string" calcext:value-type="string" table:number-columns-spanned="1" table:number-rows-spanned="3">
            <text:p>normal</text:p>
          </table:table-cell>
          <table:table-cell table:style-name="ce14" office:value-type="string" calcext:value-type="string" table:number-columns-spanned="1" table:number-rows-spanned="3">
            <text:p>0.251094</text:p>
          </table:table-cell>
          <table:table-cell table:style-name="ce14" office:value-type="string" calcext:value-type="string" table:number-columns-spanned="1" table:number-rows-spanned="3">
            <text:p>14.799680</text:p>
          </table:table-cell>
          <table:table-cell table:style-name="ce14" office:value-type="string" calcext:value-type="string" table:number-columns-spanned="1" table:number-rows-spanned="3">
            <text:p>9385.264731</text:p>
          </table:table-cell>
          <table:table-cell table:style-name="ce25" office:value-type="string" calcext:value-type="string" table:number-columns-spanned="1" table:number-rows-spanned="3">
            <text:p>76684.243481</text:p>
          </table:table-cell>
          <table:table-cell table:number-columns-repeated="2"/>
          <table:table-cell table:style-name="ce31" office:value-type="string" calcext:value-type="string">
            <text:p>0.251094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0.335163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0.249434</text:p>
          </table:table-cell>
          <table:table-cell table:style-name="ce31"/>
          <table:table-cell table:style-name="ce33"/>
        </table:table-row>
        <table:table-row table:style-name="ro2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 table:number-columns-repeated="2"/>
          <table:table-cell table:style-name="ce31" office:value-type="float" office:value="3704654" calcext:value-type="float">
            <text:p>3704654</text:p>
          </table:table-cell>
          <table:table-cell table:style-name="ce31" office:value-type="float" office:value="120828869" calcext:value-type="float">
            <text:p>120828869</text:p>
          </table:table-cell>
          <table:table-cell table:style-name="ce31" office:value-type="float" office:value="60232127" calcext:value-type="float">
            <text:p>60232127</text:p>
          </table:table-cell>
          <table:table-cell table:style-name="ce33" table:formula="of:=([.I5]/([.J5]+[.K5]))*100" office:value-type="float" office:value="2.04608064787184" calcext:value-type="float">
            <text:p>2,04608064787184</text:p>
          </table:table-cell>
          <table:table-cell/>
          <table:table-cell table:style-name="ce31" office:value-type="float" office:value="125601" calcext:value-type="float">
            <text:p>125601</text:p>
          </table:table-cell>
          <table:table-cell table:style-name="ce31" office:value-type="float" office:value="3704922" calcext:value-type="float">
            <text:p>3704922</text:p>
          </table:table-cell>
          <table:table-cell table:style-name="ce33" table:formula="of:=([.N5]/[.O5])*100" office:value-type="float" office:value="3.39011185660589" calcext:value-type="float">
            <text:p>3,39011185660589</text:p>
          </table:table-cell>
          <table:table-cell/>
          <table:table-cell table:style-name="ce31" office:value-type="float" office:value="550" calcext:value-type="float">
            <text:p>550</text:p>
          </table:table-cell>
          <table:table-cell table:style-name="ce31" office:value-type="float" office:value="115978" calcext:value-type="float">
            <text:p>115978</text:p>
          </table:table-cell>
          <table:table-cell table:style-name="ce33" table:formula="of:=([.R5]/[.S5])*100" office:value-type="float" office:value="0.474227870803083" calcext:value-type="float">
            <text:p>0,474227870803083</text:p>
          </table:table-cell>
        </table:table-row>
        <table:table-row table:style-name="ro2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 table:number-columns-repeated="2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3"/>
          <table:table-cell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3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3">
            <text:p>transposed</text:p>
          </table:table-cell>
          <table:table-cell table:style-name="ce14" office:value-type="string" calcext:value-type="string" table:number-columns-spanned="1" table:number-rows-spanned="3">
            <text:p>0.243385</text:p>
          </table:table-cell>
          <table:table-cell table:style-name="ce14" office:value-type="string" calcext:value-type="string" table:number-columns-spanned="1" table:number-rows-spanned="3">
            <text:p>14.863006</text:p>
          </table:table-cell>
          <table:table-cell table:style-name="ce14" office:value-type="string" calcext:value-type="string" table:number-columns-spanned="1" table:number-rows-spanned="3">
            <text:p>7454.937615</text:p>
          </table:table-cell>
          <table:table-cell table:style-name="ce25" office:value-type="string" calcext:value-type="string" table:number-columns-spanned="1" table:number-rows-spanned="3">
            <text:p>61904.590243</text:p>
          </table:table-cell>
          <table:table-cell table:number-columns-repeated="2"/>
          <table:table-cell table:style-name="ce31" office:value-type="string" calcext:value-type="string">
            <text:p>0.250959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0.334762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0.247940</text:p>
          </table:table-cell>
          <table:table-cell table:style-name="ce31"/>
          <table:table-cell table:style-name="ce33"/>
        </table:table-row>
        <table:table-row table:style-name="ro2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 table:number-columns-repeated="2"/>
          <table:table-cell table:style-name="ce31" office:value-type="float" office:value="3704708" calcext:value-type="float">
            <text:p>3704708</text:p>
          </table:table-cell>
          <table:table-cell table:style-name="ce31" office:value-type="float" office:value="120829063" calcext:value-type="float">
            <text:p>120829063</text:p>
          </table:table-cell>
          <table:table-cell table:style-name="ce31" office:value-type="float" office:value="60232127" calcext:value-type="float">
            <text:p>60232127</text:p>
          </table:table-cell>
          <table:table-cell table:style-name="ce33" table:formula="of:=([.I8]/([.J8]+[.K8]))*100" office:value-type="float" office:value="2.04610827974786" calcext:value-type="float">
            <text:p>2,04610827974786</text:p>
          </table:table-cell>
          <table:table-cell/>
          <table:table-cell table:style-name="ce31" office:value-type="float" office:value="126064" calcext:value-type="float">
            <text:p>126064</text:p>
          </table:table-cell>
          <table:table-cell table:style-name="ce31" office:value-type="float" office:value="3704727" calcext:value-type="float">
            <text:p>3704727</text:p>
          </table:table-cell>
          <table:table-cell table:style-name="ce33" table:formula="of:=([.N8]/[.O8])*100" office:value-type="float" office:value="3.40278784374665" calcext:value-type="float">
            <text:p>3,40278784374665</text:p>
          </table:table-cell>
          <table:table-cell/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116512" calcext:value-type="float">
            <text:p>116512</text:p>
          </table:table-cell>
          <table:table-cell table:style-name="ce33" table:formula="of:=([.R8]/[.S8])*100" office:value-type="float" office:value="0.42742378467454" calcext:value-type="float">
            <text:p>0,42742378467454</text:p>
          </table:table-cell>
        </table:table-row>
        <table:table-row table:style-name="ro2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 table:number-columns-repeated="2"/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3"/>
          <table:table-cell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3"/>
        </table:table-row>
        <table:table-row table:style-name="ro2">
          <table:table-cell table:style-name="ce4" office:value-type="string" calcext:value-type="string" table:number-columns-spanned="1" table:number-rows-spanned="3">
            <text:p>ikj</text:p>
          </table:table-cell>
          <table:table-cell table:style-name="ce8" office:value-type="string" calcext:value-type="string" table:number-columns-spanned="1" table:number-rows-spanned="3">
            <text:p>normal</text:p>
          </table:table-cell>
          <table:table-cell table:style-name="ce14" office:value-type="string" calcext:value-type="string" table:number-columns-spanned="1" table:number-rows-spanned="3">
            <text:p>0.250959</text:p>
          </table:table-cell>
          <table:table-cell table:style-name="ce14" office:value-type="string" calcext:value-type="string" table:number-columns-spanned="1" table:number-rows-spanned="3">
            <text:p>14.657263</text:p>
          </table:table-cell>
          <table:table-cell table:style-name="ce14" office:value-type="string" calcext:value-type="string" table:number-columns-spanned="1" table:number-rows-spanned="3">
            <text:p>7448.424988</text:p>
          </table:table-cell>
          <table:table-cell table:style-name="ce25" office:value-type="string" calcext:value-type="string" table:number-columns-spanned="1" table:number-rows-spanned="3">
            <text:p>61683.216581</text:p>
          </table:table-cell>
          <table:table-cell table:number-columns-repeated="2"/>
          <table:table-cell table:style-name="ce31" office:value-type="string" calcext:value-type="string">
            <text:p>0.255048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0.363439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0.257614</text:p>
          </table:table-cell>
          <table:table-cell table:style-name="ce31"/>
          <table:table-cell table:style-name="ce33"/>
        </table:table-row>
        <table:table-row table:style-name="ro2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 table:number-columns-repeated="2"/>
          <table:table-cell table:style-name="ce31" office:value-type="float" office:value="3704726" calcext:value-type="float">
            <text:p>3704726</text:p>
          </table:table-cell>
          <table:table-cell table:style-name="ce31" office:value-type="float" office:value="120828579" calcext:value-type="float">
            <text:p>120828579</text:p>
          </table:table-cell>
          <table:table-cell table:style-name="ce31" office:value-type="float" office:value="60232127" calcext:value-type="float">
            <text:p>60232127</text:p>
          </table:table-cell>
          <table:table-cell table:style-name="ce33" table:formula="of:=([.I11]/([.J11]+[.K11]))*100" office:value-type="float" office:value="2.04612369069189" calcext:value-type="float">
            <text:p>2,04612369069189</text:p>
          </table:table-cell>
          <table:table-cell/>
          <table:table-cell table:style-name="ce31" office:value-type="float" office:value="126272" calcext:value-type="float">
            <text:p>126272</text:p>
          </table:table-cell>
          <table:table-cell table:style-name="ce31" office:value-type="float" office:value="3704892" calcext:value-type="float">
            <text:p>3704892</text:p>
          </table:table-cell>
          <table:table-cell table:style-name="ce33" table:formula="of:=([.N11]/[.O11])*100" office:value-type="float" office:value="3.40825049691057" calcext:value-type="float">
            <text:p>3,40825049691057</text:p>
          </table:table-cell>
          <table:table-cell/>
          <table:table-cell table:style-name="ce31" office:value-type="float" office:value="595" calcext:value-type="float">
            <text:p>595</text:p>
          </table:table-cell>
          <table:table-cell table:style-name="ce31" office:value-type="float" office:value="115713" calcext:value-type="float">
            <text:p>115713</text:p>
          </table:table-cell>
          <table:table-cell table:style-name="ce33" table:formula="of:=([.R11]/[.S11])*100" office:value-type="float" office:value="0.514203244233578" calcext:value-type="float">
            <text:p>0,514203244233578</text:p>
          </table:table-cell>
        </table:table-row>
        <table:table-row table:style-name="ro2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 table:number-columns-repeated="2"/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3"/>
          <table:table-cell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3"/>
        </table:table-row>
        <table:table-row table:style-name="ro2">
          <table:table-cell table:style-name="ce2" office:value-type="string" calcext:value-type="string" table:number-columns-spanned="1" table:number-rows-spanned="6">
            <text:p>jki</text:p>
          </table:table-cell>
          <table:table-cell table:style-name="ce8" office:value-type="string" calcext:value-type="string" table:number-columns-spanned="1" table:number-rows-spanned="3">
            <text:p>normal</text:p>
          </table:table-cell>
          <table:table-cell table:style-name="ce14" office:value-type="string" calcext:value-type="string" table:number-columns-spanned="1" table:number-rows-spanned="3">
            <text:p>0.255048</text:p>
          </table:table-cell>
          <table:table-cell table:style-name="ce14" office:value-type="string" calcext:value-type="string" table:number-columns-spanned="1" table:number-rows-spanned="3">
            <text:p>15.013339</text:p>
          </table:table-cell>
          <table:table-cell table:style-name="ce14" office:value-type="string" calcext:value-type="string" table:number-columns-spanned="1" table:number-rows-spanned="3">
            <text:p>15712.191833</text:p>
          </table:table-cell>
          <table:table-cell table:style-name="ce25" office:value-type="string" calcext:value-type="string" table:number-columns-spanned="1" table:number-rows-spanned="3">
            <text:p>174215.734553</text:p>
          </table:table-cell>
          <table:table-cell table:number-columns-repeated="2"/>
          <table:table-cell table:style-name="ce31" office:value-type="string" calcext:value-type="string">
            <text:p>0.243385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0.331622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0.253973</text:p>
          </table:table-cell>
          <table:table-cell table:style-name="ce31"/>
          <table:table-cell table:style-name="ce33"/>
        </table:table-row>
        <table:table-row table:style-name="ro2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 table:number-columns-repeated="2"/>
          <table:table-cell table:style-name="ce31" office:value-type="float" office:value="3704695" calcext:value-type="float">
            <text:p>3704695</text:p>
          </table:table-cell>
          <table:table-cell table:style-name="ce31" office:value-type="float" office:value="120839499" calcext:value-type="float">
            <text:p>120839499</text:p>
          </table:table-cell>
          <table:table-cell table:style-name="ce31" office:value-type="float" office:value="60234180" calcext:value-type="float">
            <text:p>60234180</text:p>
          </table:table-cell>
          <table:table-cell table:style-name="ce33" table:formula="of:=([.I14]/([.J14]+[.K14]))*100" office:value-type="float" office:value="2.04595997632544" calcext:value-type="float">
            <text:p>2,04595997632544</text:p>
          </table:table-cell>
          <table:table-cell/>
          <table:table-cell table:style-name="ce31" office:value-type="float" office:value="127106" calcext:value-type="float">
            <text:p>127106</text:p>
          </table:table-cell>
          <table:table-cell table:style-name="ce31" office:value-type="float" office:value="3704910" calcext:value-type="float">
            <text:p>3704910</text:p>
          </table:table-cell>
          <table:table-cell table:style-name="ce33" table:formula="of:=([.N14]/[.O14])*100" office:value-type="float" office:value="3.43074460648167" calcext:value-type="float">
            <text:p>3,43074460648167</text:p>
          </table:table-cell>
          <table:table-cell/>
          <table:table-cell table:style-name="ce31" office:value-type="float" office:value="573" calcext:value-type="float">
            <text:p>573</text:p>
          </table:table-cell>
          <table:table-cell table:style-name="ce31" office:value-type="float" office:value="115908" calcext:value-type="float">
            <text:p>115908</text:p>
          </table:table-cell>
          <table:table-cell table:style-name="ce33" table:formula="of:=([.R14]/[.S14])*100" office:value-type="float" office:value="0.494357593953825" calcext:value-type="float">
            <text:p>0,494357593953825</text:p>
          </table:table-cell>
        </table:table-row>
        <table:table-row table:style-name="ro2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 table:number-columns-repeated="2"/>
          <table:table-cell table:style-name="ce31" office:value-type="float" office:value="5" calcext:value-type="float">
            <text:p>5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3"/>
          <table:table-cell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3"/>
        </table:table-row>
        <table:table-row table:style-name="ro2">
          <table:covered-table-cell table:style-name="ce3"/>
          <table:table-cell table:style-name="ce9" office:value-type="string" calcext:value-type="string" table:number-columns-spanned="1" table:number-rows-spanned="3">
            <text:p>transposed</text:p>
          </table:table-cell>
          <table:table-cell table:style-name="ce14" office:value-type="string" calcext:value-type="string" table:number-columns-spanned="1" table:number-rows-spanned="3">
            <text:p>0.259492</text:p>
          </table:table-cell>
          <table:table-cell table:style-name="ce14" office:value-type="string" calcext:value-type="string" table:number-columns-spanned="1" table:number-rows-spanned="3">
            <text:p>14.810507</text:p>
          </table:table-cell>
          <table:table-cell table:style-name="ce14" office:value-type="string" calcext:value-type="string" table:number-columns-spanned="1" table:number-rows-spanned="3">
            <text:p>7462.713021</text:p>
          </table:table-cell>
          <table:table-cell table:style-name="ce25" office:value-type="string" calcext:value-type="string" table:number-columns-spanned="1" table:number-rows-spanned="3">
            <text:p>61932.283738</text:p>
          </table:table-cell>
          <table:table-cell table:number-columns-repeated="2"/>
          <table:table-cell table:style-name="ce31" office:value-type="string" calcext:value-type="string">
            <text:p>0.259492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0.340769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0.256562</text:p>
          </table:table-cell>
          <table:table-cell table:style-name="ce31"/>
          <table:table-cell table:style-name="ce33"/>
        </table:table-row>
        <table:table-row table:style-name="ro2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 table:number-columns-repeated="2"/>
          <table:table-cell table:style-name="ce31" office:value-type="float" office:value="3704722" calcext:value-type="float">
            <text:p>3704722</text:p>
          </table:table-cell>
          <table:table-cell table:style-name="ce31" office:value-type="float" office:value="120862075" calcext:value-type="float">
            <text:p>120862075</text:p>
          </table:table-cell>
          <table:table-cell table:style-name="ce31" office:value-type="float" office:value="60238286" calcext:value-type="float">
            <text:p>60238286</text:p>
          </table:table-cell>
          <table:table-cell table:style-name="ce33" table:formula="of:=([.I17]/([.J17]+[.K17]))*100" office:value-type="float" office:value="2.04567344843669" calcext:value-type="float">
            <text:p>2,04567344843669</text:p>
          </table:table-cell>
          <table:table-cell/>
          <table:table-cell table:style-name="ce31" office:value-type="float" office:value="126851" calcext:value-type="float">
            <text:p>126851</text:p>
          </table:table-cell>
          <table:table-cell table:style-name="ce31" office:value-type="float" office:value="3704772" calcext:value-type="float">
            <text:p>3704772</text:p>
          </table:table-cell>
          <table:table-cell table:style-name="ce33" table:formula="of:=([.N17]/[.O17])*100" office:value-type="float" office:value="3.42398938450193" calcext:value-type="float">
            <text:p>3,42398938450193</text:p>
          </table:table-cell>
          <table:table-cell/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114252" calcext:value-type="float">
            <text:p>114252</text:p>
          </table:table-cell>
          <table:table-cell table:style-name="ce33" table:formula="of:=([.R17]/[.S17])*100" office:value-type="float" office:value="0.472639428631446" calcext:value-type="float">
            <text:p>0,472639428631446</text:p>
          </table:table-cell>
        </table:table-row>
        <table:table-row table:style-name="ro2">
          <table:covered-table-cell table:style-name="ce3"/>
          <table:covered-table-cell table:style-name="ce9"/>
          <table:covered-table-cell table:number-columns-repeated="3" table:style-name="ce15"/>
          <table:covered-table-cell table:style-name="ce26"/>
          <table:table-cell table:number-columns-repeated="2"/>
          <table:table-cell table:style-name="ce30" office:value-type="string" calcext:value-type="string">
            <text:p>Size= 128</text:p>
          </table:table-cell>
          <table:table-cell table:style-name="ce30" table:number-columns-repeated="2"/>
          <table:table-cell table:style-name="ce32"/>
          <table:table-cell/>
          <table:table-cell table:style-name="ce30" office:value-type="string" calcext:value-type="string">
            <text:p>Size= 128</text:p>
          </table:table-cell>
          <table:table-cell table:style-name="ce30"/>
          <table:table-cell table:style-name="ce32"/>
          <table:table-cell/>
          <table:table-cell table:style-name="ce30" office:value-type="string" calcext:value-type="string">
            <text:p>Size= 128</text:p>
          </table:table-cell>
          <table:table-cell table:style-name="ce30"/>
          <table:table-cell table:style-name="ce32"/>
        </table:table-row>
        <table:table-row table:style-name="ro2">
          <table:table-cell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  <table:table-cell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</table:table-row>
        <table:table-row table:style-name="ro2">
          <table:table-cell table:style-name="ce1" office:value-type="string" calcext:value-type="string" table:number-columns-spanned="3" table:number-rows-spanned="1">
            <text:p>CACHE MISS RATE</text:p>
          </table:table-cell>
          <table:covered-table-cell table:style-name="ce5"/>
          <table:covered-table-cell table:style-name="ce16"/>
          <table:table-cell table:style-name="ce13" office:value-type="string" calcext:value-type="string">
            <text:p>32x32</text:p>
          </table:table-cell>
          <table:table-cell table:style-name="ce20" office:value-type="string" calcext:value-type="string">
            <text:p>128x128</text:p>
          </table:table-cell>
          <table:table-cell table:style-name="ce20" office:value-type="string" calcext:value-type="string">
            <text:p>1024x1024</text:p>
          </table:table-cell>
          <table:table-cell table:style-name="ce24" office:value-type="string" calcext:value-type="string">
            <text:p>2048x2048</text:p>
          </table:table-cell>
          <table:table-cell/>
          <table:table-cell table:style-name="ce31" office:value-type="string" calcext:value-type="string">
            <text:p>14.799680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19.714992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14.825932</text:p>
          </table:table-cell>
          <table:table-cell table:style-name="ce31"/>
          <table:table-cell table:style-name="ce33"/>
        </table:table-row>
        <table:table-row table:style-name="ro2">
          <table:table-cell table:style-name="ce2" office:value-type="string" calcext:value-type="string" table:number-columns-spanned="1" table:number-rows-spanned="6">
            <text:p>ijk</text:p>
          </table:table-cell>
          <table:table-cell table:style-name="ce10" office:value-type="string" calcext:value-type="string" table:number-columns-spanned="1" table:number-rows-spanned="3">
            <text:p>normal</text:p>
          </table:table-cell>
          <table:table-cell table:style-name="ce17" office:value-type="string" calcext:value-type="string">
            <text:p>l1</text:p>
          </table:table-cell>
          <table:table-cell table:style-name="ce21" table:formula="of:=[.L5]" office:value-type="float" office:value="2.04608064787184" calcext:value-type="float">
            <text:p>2,04608064787184</text:p>
          </table:table-cell>
          <table:table-cell table:style-name="ce21" table:formula="of:=[.L21]" office:value-type="float" office:value="1.56893771965286" calcext:value-type="float">
            <text:p>1,56893771965286</text:p>
          </table:table-cell>
          <table:table-cell table:style-name="ce21" table:formula="of:=[.L37]" office:value-type="float" office:value="4.23286275496162" calcext:value-type="float">
            <text:p>4,23286275496162</text:p>
          </table:table-cell>
          <table:table-cell table:style-name="ce27" table:formula="of:=[.L53]" office:value-type="float" office:value="4.64850743626605" calcext:value-type="float">
            <text:p>4,64850743626605</text:p>
          </table:table-cell>
          <table:table-cell/>
          <table:table-cell table:style-name="ce31" office:value-type="float" office:value="3846508" calcext:value-type="float">
            <text:p>3846508</text:p>
          </table:table-cell>
          <table:table-cell table:style-name="ce31" office:value-type="float" office:value="170452665" calcext:value-type="float">
            <text:p>170452665</text:p>
          </table:table-cell>
          <table:table-cell table:style-name="ce31" office:value-type="float" office:value="74713727" calcext:value-type="float">
            <text:p>74713727</text:p>
          </table:table-cell>
          <table:table-cell table:style-name="ce33" table:formula="of:=([.I21]/([.J21]+[.K21]))*100" office:value-type="float" office:value="1.56893771965286" calcext:value-type="float">
            <text:p>1,56893771965286</text:p>
          </table:table-cell>
          <table:table-cell/>
          <table:table-cell table:style-name="ce31" office:value-type="float" office:value="127598" calcext:value-type="float">
            <text:p>127598</text:p>
          </table:table-cell>
          <table:table-cell table:style-name="ce31" office:value-type="float" office:value="3849300" calcext:value-type="float">
            <text:p>3849300</text:p>
          </table:table-cell>
          <table:table-cell table:style-name="ce33" table:formula="of:=([.N21]/[.O21])*100" office:value-type="float" office:value="3.31483646377263" calcext:value-type="float">
            <text:p>3,31483646377263</text:p>
          </table:table-cell>
          <table:table-cell/>
          <table:table-cell table:style-name="ce31" office:value-type="float" office:value="1231" calcext:value-type="float">
            <text:p>1231</text:p>
          </table:table-cell>
          <table:table-cell table:style-name="ce31" office:value-type="float" office:value="117408" calcext:value-type="float">
            <text:p>117408</text:p>
          </table:table-cell>
          <table:table-cell table:style-name="ce33" table:formula="of:=([.R21]/[.S21])*100" office:value-type="float" office:value="1.0484805124012" calcext:value-type="float">
            <text:p>1,0484805124012</text:p>
          </table:table-cell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P5]" office:value-type="float" office:value="3.39011185660589" calcext:value-type="float">
            <text:p>3,39011185660589</text:p>
          </table:table-cell>
          <table:table-cell table:style-name="ce22" table:formula="of:=[.P21]" office:value-type="float" office:value="3.31483646377263" calcext:value-type="float">
            <text:p>3,31483646377263</text:p>
          </table:table-cell>
          <table:table-cell table:style-name="ce22" table:formula="of:=[.P37]" office:value-type="float" office:value="5.02480872553232" calcext:value-type="float">
            <text:p>5,02480872553232</text:p>
          </table:table-cell>
          <table:table-cell table:style-name="ce28" table:formula="of:=[.P53]" office:value-type="float" office:value="9.05635627185236" calcext:value-type="float">
            <text:p>9,05635627185236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3"/>
          <table:table-cell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3"/>
        </table:table-row>
        <table:table-row table:style-name="ro2">
          <table:covered-table-cell table:style-name="ce3"/>
          <table:covered-table-cell table:style-name="ce12"/>
          <table:table-cell table:style-name="ce19" office:value-type="string" calcext:value-type="string">
            <text:p>l3</text:p>
          </table:table-cell>
          <table:table-cell table:style-name="ce23" table:formula="of:=[.T5]" office:value-type="float" office:value="0.474227870803083" calcext:value-type="float">
            <text:p>0,474227870803083</text:p>
          </table:table-cell>
          <table:table-cell table:style-name="ce23" table:formula="of:=[.T21]" office:value-type="float" office:value="1.0484805124012" calcext:value-type="float">
            <text:p>1,0484805124012</text:p>
          </table:table-cell>
          <table:table-cell table:style-name="ce23" table:formula="of:=[.T37]" office:value-type="float" office:value="0.251747923988724" calcext:value-type="float">
            <text:p>0,251747923988724</text:p>
          </table:table-cell>
          <table:table-cell table:style-name="ce29" table:formula="of:=[.T53]" office:value-type="float" office:value="0.172233320556758" calcext:value-type="float">
            <text:p>0,172233320556758</text:p>
          </table:table-cell>
          <table:table-cell/>
          <table:table-cell table:style-name="ce31" office:value-type="string" calcext:value-type="string">
            <text:p>14.657263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19.535474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14.658155</text:p>
          </table:table-cell>
          <table:table-cell table:style-name="ce31"/>
          <table:table-cell table:style-name="ce33"/>
        </table:table-row>
        <table:table-row table:style-name="ro2">
          <table:covered-table-cell table:style-name="ce3"/>
          <table:table-cell table:style-name="ce12" office:value-type="string" calcext:value-type="string" table:number-columns-spanned="1" table:number-rows-spanned="3">
            <text:p>transposed</text:p>
          </table:table-cell>
          <table:table-cell table:style-name="ce18" office:value-type="string" calcext:value-type="string">
            <text:p>l1</text:p>
          </table:table-cell>
          <table:table-cell table:style-name="ce22" table:formula="of:=[.L14]" office:value-type="float" office:value="2.04595997632544" calcext:value-type="float">
            <text:p>2,04595997632544</text:p>
          </table:table-cell>
          <table:table-cell table:style-name="ce22" table:formula="of:=[.L30]" office:value-type="float" office:value="1.5652710864769" calcext:value-type="float">
            <text:p>1,5652710864769</text:p>
          </table:table-cell>
          <table:table-cell table:style-name="ce22" table:formula="of:=[.L46]" office:value-type="float" office:value="0.21554223561559" calcext:value-type="float">
            <text:p>0,21554223561559</text:p>
          </table:table-cell>
          <table:table-cell table:style-name="ce28" table:formula="of:=[.L62]" office:value-type="float" office:value="0.206819248376399" calcext:value-type="float">
            <text:p>0,206819248376399</text:p>
          </table:table-cell>
          <table:table-cell/>
          <table:table-cell table:style-name="ce31" office:value-type="float" office:value="3839846" calcext:value-type="float">
            <text:p>3839846</text:p>
          </table:table-cell>
          <table:table-cell table:style-name="ce31" office:value-type="float" office:value="170452477" calcext:value-type="float">
            <text:p>170452477</text:p>
          </table:table-cell>
          <table:table-cell table:style-name="ce31" office:value-type="float" office:value="74713727" calcext:value-type="float">
            <text:p>74713727</text:p>
          </table:table-cell>
          <table:table-cell table:style-name="ce33" table:formula="of:=([.I24]/([.J24]+[.K24]))*100" office:value-type="float" office:value="1.56622158248206" calcext:value-type="float">
            <text:p>1,56622158248206</text:p>
          </table:table-cell>
          <table:table-cell/>
          <table:table-cell table:style-name="ce31" office:value-type="float" office:value="127193" calcext:value-type="float">
            <text:p>127193</text:p>
          </table:table-cell>
          <table:table-cell table:style-name="ce31" office:value-type="float" office:value="3840040" calcext:value-type="float">
            <text:p>3840040</text:p>
          </table:table-cell>
          <table:table-cell table:style-name="ce33" table:formula="of:=([.N24]/[.O24])*100" office:value-type="float" office:value="3.31228320538328" calcext:value-type="float">
            <text:p>3,31228320538328</text:p>
          </table:table-cell>
          <table:table-cell/>
          <table:table-cell table:style-name="ce31" office:value-type="float" office:value="1000" calcext:value-type="float">
            <text:p>1000</text:p>
          </table:table-cell>
          <table:table-cell table:style-name="ce31" office:value-type="float" office:value="116684" calcext:value-type="float">
            <text:p>116684</text:p>
          </table:table-cell>
          <table:table-cell table:style-name="ce33" table:formula="of:=([.R24]/[.S24])*100" office:value-type="float" office:value="0.857015529121388" calcext:value-type="float">
            <text:p>0,857015529121388</text:p>
          </table:table-cell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P14]" office:value-type="float" office:value="3.43074460648167" calcext:value-type="float">
            <text:p>3,43074460648167</text:p>
          </table:table-cell>
          <table:table-cell table:style-name="ce22" table:formula="of:=[.P30]" office:value-type="float" office:value="3.30281227008682" calcext:value-type="float">
            <text:p>3,30281227008682</text:p>
          </table:table-cell>
          <table:table-cell table:style-name="ce22" table:formula="of:=[.P46]" office:value-type="float" office:value="7.11102351015637" calcext:value-type="float">
            <text:p>7,11102351015637</text:p>
          </table:table-cell>
          <table:table-cell table:style-name="ce28" table:formula="of:=[.P62]" office:value-type="float" office:value="6.2853789081205" calcext:value-type="float">
            <text:p>6,2853789081205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3"/>
          <table:table-cell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3"/>
        </table:table-row>
        <table:table-row table:style-name="ro2">
          <table:covered-table-cell table:style-name="ce3"/>
          <table:covered-table-cell table:style-name="ce12"/>
          <table:table-cell table:style-name="ce19" office:value-type="string" calcext:value-type="string">
            <text:p>l3</text:p>
          </table:table-cell>
          <table:table-cell table:style-name="ce23" table:formula="of:=[.T14]" office:value-type="float" office:value="0.494357593953825" calcext:value-type="float">
            <text:p>0,494357593953825</text:p>
          </table:table-cell>
          <table:table-cell table:style-name="ce23" table:formula="of:=[.T30]" office:value-type="float" office:value="0.870136967585477" calcext:value-type="float">
            <text:p>0,870136967585477</text:p>
          </table:table-cell>
          <table:table-cell table:style-name="ce23" table:formula="of:=[.T46]" office:value-type="float" office:value="1.57781084354061" calcext:value-type="float">
            <text:p>1,57781084354061</text:p>
          </table:table-cell>
          <table:table-cell table:style-name="ce29" table:formula="of:=[.T62]" office:value-type="float" office:value="1.07263785555934" calcext:value-type="float">
            <text:p>1,07263785555934</text:p>
          </table:table-cell>
          <table:table-cell/>
          <table:table-cell table:style-name="ce31" office:value-type="string" calcext:value-type="string">
            <text:p>15.013339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20.064238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15.108806</text:p>
          </table:table-cell>
          <table:table-cell table:style-name="ce31"/>
          <table:table-cell table:style-name="ce33"/>
        </table:table-row>
        <table:table-row table:style-name="ro2">
          <table:table-cell table:style-name="ce4" office:value-type="string" calcext:value-type="string" table:number-columns-spanned="1" table:number-rows-spanned="3">
            <text:p>ikj</text:p>
          </table:table-cell>
          <table:table-cell table:style-name="ce12" office:value-type="string" calcext:value-type="string" table:number-columns-spanned="1" table:number-rows-spanned="3">
            <text:p>normal</text:p>
          </table:table-cell>
          <table:table-cell table:style-name="ce18" office:value-type="string" calcext:value-type="string">
            <text:p>l1</text:p>
          </table:table-cell>
          <table:table-cell table:style-name="ce22" table:formula="of:=[.L8]" office:value-type="float" office:value="2.04610827974786" calcext:value-type="float">
            <text:p>2,04610827974786</text:p>
          </table:table-cell>
          <table:table-cell table:style-name="ce22" table:formula="of:=[.L24]" office:value-type="float" office:value="1.56622158248206" calcext:value-type="float">
            <text:p>1,56622158248206</text:p>
          </table:table-cell>
          <table:table-cell table:style-name="ce22" table:formula="of:=[.L40]" office:value-type="float" office:value="0.213894650923628" calcext:value-type="float">
            <text:p>0,213894650923628</text:p>
          </table:table-cell>
          <table:table-cell table:style-name="ce28" table:formula="of:=[.L56]" office:value-type="float" office:value="0.205593024704525" calcext:value-type="float">
            <text:p>0,205593024704525</text:p>
          </table:table-cell>
          <table:table-cell/>
          <table:table-cell table:style-name="ce31" office:value-type="float" office:value="3970858" calcext:value-type="float">
            <text:p>3970858</text:p>
          </table:table-cell>
          <table:table-cell table:style-name="ce31" office:value-type="float" office:value="170453011" calcext:value-type="float">
            <text:p>170453011</text:p>
          </table:table-cell>
          <table:table-cell table:style-name="ce31" office:value-type="float" office:value="74713727" calcext:value-type="float">
            <text:p>74713727</text:p>
          </table:table-cell>
          <table:table-cell table:style-name="ce33" table:formula="of:=([.I27]/([.J27]+[.K27]))*100" office:value-type="float" office:value="1.6196560889104" calcext:value-type="float">
            <text:p>1,6196560889104</text:p>
          </table:table-cell>
          <table:table-cell/>
          <table:table-cell table:style-name="ce31" office:value-type="float" office:value="128549" calcext:value-type="float">
            <text:p>128549</text:p>
          </table:table-cell>
          <table:table-cell table:style-name="ce31" office:value-type="float" office:value="3964873" calcext:value-type="float">
            <text:p>3964873</text:p>
          </table:table-cell>
          <table:table-cell table:style-name="ce33" table:formula="of:=([.N27]/[.O27])*100" office:value-type="float" office:value="3.24219716495333" calcext:value-type="float">
            <text:p>3,24219716495333</text:p>
          </table:table-cell>
          <table:table-cell/>
          <table:table-cell table:style-name="ce31" office:value-type="float" office:value="1515" calcext:value-type="float">
            <text:p>1515</text:p>
          </table:table-cell>
          <table:table-cell table:style-name="ce31" office:value-type="float" office:value="123820" calcext:value-type="float">
            <text:p>123820</text:p>
          </table:table-cell>
          <table:table-cell table:style-name="ce33" table:formula="of:=([.R27]/[.S27])*100" office:value-type="float" office:value="1.22355031497335" calcext:value-type="float">
            <text:p>1,22355031497335</text:p>
          </table:table-cell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P8]" office:value-type="float" office:value="3.40278784374665" calcext:value-type="float">
            <text:p>3,40278784374665</text:p>
          </table:table-cell>
          <table:table-cell table:style-name="ce22" table:formula="of:=[.P24]" office:value-type="float" office:value="3.31228320538328" calcext:value-type="float">
            <text:p>3,31228320538328</text:p>
          </table:table-cell>
          <table:table-cell table:style-name="ce22" table:formula="of:=[.P40]" office:value-type="float" office:value="8.1973362887052" calcext:value-type="float">
            <text:p>8,1973362887052</text:p>
          </table:table-cell>
          <table:table-cell table:style-name="ce28" table:formula="of:=[.P56]" office:value-type="float" office:value="7.7522417536542" calcext:value-type="float">
            <text:p>7,7522417536542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3"/>
          <table:table-cell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3"/>
        </table:table-row>
        <table:table-row table:style-name="ro2">
          <table:covered-table-cell table:style-name="ce3"/>
          <table:covered-table-cell table:style-name="ce12"/>
          <table:table-cell table:style-name="ce19" office:value-type="string" calcext:value-type="string">
            <text:p>l3</text:p>
          </table:table-cell>
          <table:table-cell table:style-name="ce23" table:formula="of:=[.T8]" office:value-type="float" office:value="0.42742378467454" calcext:value-type="float">
            <text:p>0,42742378467454</text:p>
          </table:table-cell>
          <table:table-cell table:style-name="ce23" table:formula="of:=[.T24]" office:value-type="float" office:value="0.857015529121388" calcext:value-type="float">
            <text:p>0,857015529121388</text:p>
          </table:table-cell>
          <table:table-cell table:style-name="ce23" table:formula="of:=[.T40]" office:value-type="float" office:value="0.804931834559887" calcext:value-type="float">
            <text:p>0,804931834559887</text:p>
          </table:table-cell>
          <table:table-cell table:style-name="ce29" table:formula="of:=[.T56]" office:value-type="float" office:value="1.00564391096119" calcext:value-type="float">
            <text:p>1,00564391096119</text:p>
          </table:table-cell>
          <table:table-cell/>
          <table:table-cell table:style-name="ce31" office:value-type="string" calcext:value-type="string">
            <text:p>14.863006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19.631641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14.705699</text:p>
          </table:table-cell>
          <table:table-cell table:style-name="ce31"/>
          <table:table-cell table:style-name="ce33"/>
        </table:table-row>
        <table:table-row table:style-name="ro2">
          <table:table-cell table:style-name="ce2" office:value-type="string" calcext:value-type="string" table:number-columns-spanned="1" table:number-rows-spanned="6">
            <text:p>jki</text:p>
          </table:table-cell>
          <table:table-cell table:style-name="ce12" office:value-type="string" calcext:value-type="string" table:number-columns-spanned="1" table:number-rows-spanned="3">
            <text:p>normal</text:p>
          </table:table-cell>
          <table:table-cell table:style-name="ce18" office:value-type="string" calcext:value-type="string">
            <text:p>l1</text:p>
          </table:table-cell>
          <table:table-cell table:style-name="ce22" table:formula="of:=[.L11]" office:value-type="float" office:value="2.04612369069189" calcext:value-type="float">
            <text:p>2,04612369069189</text:p>
          </table:table-cell>
          <table:table-cell table:style-name="ce22" table:formula="of:=[.L33]" office:value-type="float" office:value="1.56370198592533" calcext:value-type="float">
            <text:p>1,56370198592533</text:p>
          </table:table-cell>
          <table:table-cell table:style-name="ce22" table:formula="of:=[.L43]" office:value-type="float" office:value="8.08153134589969" calcext:value-type="float">
            <text:p>8,08153134589969</text:p>
          </table:table-cell>
          <table:table-cell table:style-name="ce28" table:formula="of:=[.L59]" office:value-type="float" office:value="8.73385709097513" calcext:value-type="float">
            <text:p>8,73385709097513</text:p>
          </table:table-cell>
          <table:table-cell/>
          <table:table-cell table:style-name="ce31" office:value-type="float" office:value="3840842" calcext:value-type="float">
            <text:p>3840842</text:p>
          </table:table-cell>
          <table:table-cell table:style-name="ce31" office:value-type="float" office:value="170632210" calcext:value-type="float">
            <text:p>170632210</text:p>
          </table:table-cell>
          <table:table-cell table:style-name="ce31" office:value-type="float" office:value="74746500" calcext:value-type="float">
            <text:p>74746500</text:p>
          </table:table-cell>
          <table:table-cell table:style-name="ce33" table:formula="of:=([.I30]/([.J30]+[.K30]))*100" office:value-type="float" office:value="1.5652710864769" calcext:value-type="float">
            <text:p>1,5652710864769</text:p>
          </table:table-cell>
          <table:table-cell/>
          <table:table-cell table:style-name="ce31" office:value-type="float" office:value="126910" calcext:value-type="float">
            <text:p>126910</text:p>
          </table:table-cell>
          <table:table-cell table:style-name="ce31" office:value-type="float" office:value="3842483" calcext:value-type="float">
            <text:p>3842483</text:p>
          </table:table-cell>
          <table:table-cell table:style-name="ce33" table:formula="of:=([.N30]/[.O30])*100" office:value-type="float" office:value="3.30281227008682" calcext:value-type="float">
            <text:p>3,30281227008682</text:p>
          </table:table-cell>
          <table:table-cell/>
          <table:table-cell table:style-name="ce31" office:value-type="float" office:value="1019" calcext:value-type="float">
            <text:p>1019</text:p>
          </table:table-cell>
          <table:table-cell table:style-name="ce31" office:value-type="float" office:value="117108" calcext:value-type="float">
            <text:p>117108</text:p>
          </table:table-cell>
          <table:table-cell table:style-name="ce33" table:formula="of:=([.R30]/[.S30])*100" office:value-type="float" office:value="0.870136967585477" calcext:value-type="float">
            <text:p>0,870136967585477</text:p>
          </table:table-cell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P11]" office:value-type="float" office:value="3.40825049691057" calcext:value-type="float">
            <text:p>3,40825049691057</text:p>
          </table:table-cell>
          <table:table-cell table:style-name="ce22" table:formula="of:=[.P27]" office:value-type="float" office:value="3.24219716495333" calcext:value-type="float">
            <text:p>3,24219716495333</text:p>
          </table:table-cell>
          <table:table-cell table:style-name="ce22" table:formula="of:=[.P43]" office:value-type="float" office:value="6.84068477019621" calcext:value-type="float">
            <text:p>6,84068477019621</text:p>
          </table:table-cell>
          <table:table-cell table:style-name="ce28" table:formula="of:=[.P59]" office:value-type="float" office:value="75.4141560945121" calcext:value-type="float">
            <text:p>75,4141560945121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3"/>
          <table:table-cell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3"/>
        </table:table-row>
        <table:table-row table:style-name="ro2">
          <table:covered-table-cell table:style-name="ce3"/>
          <table:covered-table-cell table:style-name="ce12"/>
          <table:table-cell table:style-name="ce19" office:value-type="string" calcext:value-type="string">
            <text:p>l3</text:p>
          </table:table-cell>
          <table:table-cell table:style-name="ce23" table:formula="of:=[.T11]" office:value-type="float" office:value="0.514203244233578" calcext:value-type="float">
            <text:p>0,514203244233578</text:p>
          </table:table-cell>
          <table:table-cell table:style-name="ce23" table:formula="of:=[.T27]" office:value-type="float" office:value="1.22355031497335" calcext:value-type="float">
            <text:p>1,22355031497335</text:p>
          </table:table-cell>
          <table:table-cell table:style-name="ce23" table:formula="of:=[.T43]" office:value-type="float" office:value="0.0955218273104682" calcext:value-type="float">
            <text:p>0,095521827310468</text:p>
          </table:table-cell>
          <table:table-cell table:style-name="ce29" table:formula="of:=[.T59]" office:value-type="float" office:value="0.022862158298099" calcext:value-type="float">
            <text:p>0,022862158298099</text:p>
          </table:table-cell>
          <table:table-cell/>
          <table:table-cell table:style-name="ce31" office:value-type="string" calcext:value-type="string">
            <text:p>14.810507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19.714050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15.201219</text:p>
          </table:table-cell>
          <table:table-cell table:style-name="ce31"/>
          <table:table-cell table:style-name="ce33"/>
        </table:table-row>
        <table:table-row table:style-name="ro2">
          <table:covered-table-cell table:style-name="ce3"/>
          <table:table-cell table:style-name="ce12" office:value-type="string" calcext:value-type="string" table:number-columns-spanned="1" table:number-rows-spanned="3">
            <text:p>transposed</text:p>
          </table:table-cell>
          <table:table-cell table:style-name="ce18" office:value-type="string" calcext:value-type="string">
            <text:p>l1</text:p>
          </table:table-cell>
          <table:table-cell table:style-name="ce22" table:formula="of:=[.L17]" office:value-type="float" office:value="2.04567344843669" calcext:value-type="float">
            <text:p>2,04567344843669</text:p>
          </table:table-cell>
          <table:table-cell table:style-name="ce22" table:formula="of:=[.L27]" office:value-type="float" office:value="1.6196560889104" calcext:value-type="float">
            <text:p>1,6196560889104</text:p>
          </table:table-cell>
          <table:table-cell table:style-name="ce22" table:formula="of:=[.L49]" office:value-type="float" office:value="0.218889938254185" calcext:value-type="float">
            <text:p>0,218889938254185</text:p>
          </table:table-cell>
          <table:table-cell table:style-name="ce28" table:formula="of:=[.L65]" office:value-type="float" office:value="0.209043656042906" calcext:value-type="float">
            <text:p>0,209043656042906</text:p>
          </table:table-cell>
          <table:table-cell/>
          <table:table-cell table:style-name="ce31" office:value-type="float" office:value="3843624" calcext:value-type="float">
            <text:p>3843624</text:p>
          </table:table-cell>
          <table:table-cell table:style-name="ce31" office:value-type="float" office:value="170990801" calcext:value-type="float">
            <text:p>170990801</text:p>
          </table:table-cell>
          <table:table-cell table:style-name="ce31" office:value-type="float" office:value="74812046" calcext:value-type="float">
            <text:p>74812046</text:p>
          </table:table-cell>
          <table:table-cell table:style-name="ce33" table:formula="of:=([.I33]/([.J33]+[.K33]))*100" office:value-type="float" office:value="1.56370198592533" calcext:value-type="float">
            <text:p>1,56370198592533</text:p>
          </table:table-cell>
          <table:table-cell/>
          <table:table-cell table:style-name="ce31" office:value-type="float" office:value="127822" calcext:value-type="float">
            <text:p>127822</text:p>
          </table:table-cell>
          <table:table-cell table:style-name="ce31" office:value-type="float" office:value="3843482" calcext:value-type="float">
            <text:p>3843482</text:p>
          </table:table-cell>
          <table:table-cell table:style-name="ce33" table:formula="of:=([.N33]/[.O33])*100" office:value-type="float" office:value="3.32568228496972" calcext:value-type="float">
            <text:p>3,32568228496972</text:p>
          </table:table-cell>
          <table:table-cell/>
          <table:table-cell table:style-name="ce31" office:value-type="float" office:value="1256" calcext:value-type="float">
            <text:p>1256</text:p>
          </table:table-cell>
          <table:table-cell table:style-name="ce31" office:value-type="float" office:value="115517" calcext:value-type="float">
            <text:p>115517</text:p>
          </table:table-cell>
          <table:table-cell table:style-name="ce33" table:formula="of:=([.R33]/[.S33])*100" office:value-type="float" office:value="1.08728585403014" calcext:value-type="float">
            <text:p>1,08728585403014</text:p>
          </table:table-cell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P17]" office:value-type="float" office:value="3.42398938450193" calcext:value-type="float">
            <text:p>3,42398938450193</text:p>
          </table:table-cell>
          <table:table-cell table:style-name="ce22" table:formula="of:=[.P33]" office:value-type="float" office:value="3.32568228496972" calcext:value-type="float">
            <text:p>3,32568228496972</text:p>
          </table:table-cell>
          <table:table-cell table:style-name="ce22" table:formula="of:=[.P49]" office:value-type="float" office:value="7.37060748722393" calcext:value-type="float">
            <text:p>7,37060748722393</text:p>
          </table:table-cell>
          <table:table-cell table:style-name="ce28" table:formula="of:=[.P65]" office:value-type="float" office:value="6.23107009317444" calcext:value-type="float">
            <text:p>6,23107009317444</text:p>
          </table:table-cell>
          <table:table-cell/>
          <table:table-cell table:style-name="ce30" office:value-type="string" calcext:value-type="string">
            <text:p>Size= 1024</text:p>
          </table:table-cell>
          <table:table-cell table:style-name="ce30" table:number-columns-repeated="2"/>
          <table:table-cell table:style-name="ce32"/>
          <table:table-cell/>
          <table:table-cell table:style-name="ce30" office:value-type="string" calcext:value-type="string">
            <text:p>Size= 1024</text:p>
          </table:table-cell>
          <table:table-cell table:style-name="ce30"/>
          <table:table-cell table:style-name="ce32"/>
          <table:table-cell/>
          <table:table-cell table:style-name="ce30" office:value-type="string" calcext:value-type="string">
            <text:p>Size= 1024</text:p>
          </table:table-cell>
          <table:table-cell table:style-name="ce30"/>
          <table:table-cell table:style-name="ce32"/>
        </table:table-row>
        <table:table-row table:style-name="ro2">
          <table:covered-table-cell table:style-name="ce3"/>
          <table:covered-table-cell table:style-name="ce12"/>
          <table:table-cell table:style-name="ce19" office:value-type="string" calcext:value-type="string">
            <text:p>l3</text:p>
          </table:table-cell>
          <table:table-cell table:style-name="ce23" table:formula="of:=[.T17]" office:value-type="float" office:value="0.472639428631446" calcext:value-type="float">
            <text:p>0,472639428631446</text:p>
          </table:table-cell>
          <table:table-cell table:style-name="ce23" table:formula="of:=[.T33]" office:value-type="float" office:value="1.08728585403014" calcext:value-type="float">
            <text:p>1,08728585403014</text:p>
          </table:table-cell>
          <table:table-cell table:style-name="ce23" table:formula="of:=[.T49]" office:value-type="float" office:value="1.82521727627399" calcext:value-type="float">
            <text:p>1,82521727627399</text:p>
          </table:table-cell>
          <table:table-cell table:style-name="ce29" table:formula="of:=[.T65]" office:value-type="float" office:value="2.07702498731931" calcext:value-type="float">
            <text:p>2,07702498731931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  <table:table-cell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string" calcext:value-type="string">
            <text:p>9385.264731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12568.263274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9423.969376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float" office:value="1416921637" calcext:value-type="float">
            <text:p>1416921637</text:p>
          </table:table-cell>
          <table:table-cell table:style-name="ce31" office:value-type="float" office:value="25896018256" calcext:value-type="float">
            <text:p>25896018256</text:p>
          </table:table-cell>
          <table:table-cell table:style-name="ce31" office:value-type="float" office:value="7578292607" calcext:value-type="float">
            <text:p>7578292607</text:p>
          </table:table-cell>
          <table:table-cell table:style-name="ce33" table:formula="of:=([.I37]/([.J37]+[.K37]))*100" office:value-type="float" office:value="4.23286275496162" calcext:value-type="float">
            <text:p>4,23286275496162</text:p>
          </table:table-cell>
          <table:table-cell/>
          <table:table-cell table:style-name="ce31" office:value-type="float" office:value="71186442" calcext:value-type="float">
            <text:p>71186442</text:p>
          </table:table-cell>
          <table:table-cell table:style-name="ce31" office:value-type="float" office:value="1416699538" calcext:value-type="float">
            <text:p>1416699538</text:p>
          </table:table-cell>
          <table:table-cell table:style-name="ce33" table:formula="of:=([.N37]/[.O37])*100" office:value-type="float" office:value="5.02480872553232" calcext:value-type="float">
            <text:p>5,02480872553232</text:p>
          </table:table-cell>
          <table:table-cell/>
          <table:table-cell table:style-name="ce31" office:value-type="float" office:value="182837" calcext:value-type="float">
            <text:p>182837</text:p>
          </table:table-cell>
          <table:table-cell table:style-name="ce31" office:value-type="float" office:value="72627014" calcext:value-type="float">
            <text:p>72627014</text:p>
          </table:table-cell>
          <table:table-cell table:style-name="ce33" table:formula="of:=([.R37]/[.S37])*100" office:value-type="float" office:value="0.251747923988724" calcext:value-type="float">
            <text:p>0,251747923988724</text:p>
          </table:table-cell>
        </table:table-row>
        <table:table-row table:style-name="ro2">
          <table:table-cell table:number-columns-repeated="8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3"/>
          <table:table-cell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string" calcext:value-type="string">
            <text:p>7448.424988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9919.908736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7442.237440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float" office:value="71598892" calcext:value-type="float">
            <text:p>71598892</text:p>
          </table:table-cell>
          <table:table-cell table:style-name="ce31" office:value-type="float" office:value="25895612276" calcext:value-type="float">
            <text:p>25895612276</text:p>
          </table:table-cell>
          <table:table-cell table:style-name="ce31" office:value-type="float" office:value="7578292607" calcext:value-type="float">
            <text:p>7578292607</text:p>
          </table:table-cell>
          <table:table-cell table:style-name="ce33" table:formula="of:=([.I40]/([.J40]+[.K40]))*100" office:value-type="float" office:value="0.213894650923628" calcext:value-type="float">
            <text:p>0,213894650923628</text:p>
          </table:table-cell>
          <table:table-cell/>
          <table:table-cell table:style-name="ce31" office:value-type="float" office:value="5857330" calcext:value-type="float">
            <text:p>5857330</text:p>
          </table:table-cell>
          <table:table-cell table:style-name="ce31" office:value-type="float" office:value="71454065" calcext:value-type="float">
            <text:p>71454065</text:p>
          </table:table-cell>
          <table:table-cell table:style-name="ce33" table:formula="of:=([.N40]/[.O40])*100" office:value-type="float" office:value="8.1973362887052" calcext:value-type="float">
            <text:p>8,1973362887052</text:p>
          </table:table-cell>
          <table:table-cell/>
          <table:table-cell table:style-name="ce31" office:value-type="float" office:value="34939" calcext:value-type="float">
            <text:p>34939</text:p>
          </table:table-cell>
          <table:table-cell table:style-name="ce31" office:value-type="float" office:value="4340616" calcext:value-type="float">
            <text:p>4340616</text:p>
          </table:table-cell>
          <table:table-cell table:style-name="ce33" table:formula="of:=([.R40]/[.S40])*100" office:value-type="float" office:value="0.804931834559887" calcext:value-type="float">
            <text:p>0,804931834559887</text:p>
          </table:table-cell>
        </table:table-row>
        <table:table-row table:style-name="ro2">
          <table:table-cell table:number-columns-repeated="8"/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3"/>
          <table:table-cell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string" calcext:value-type="string">
            <text:p>15712.191833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20856.010440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15705.067731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float" office:value="2705278741" calcext:value-type="float">
            <text:p>2705278741</text:p>
          </table:table-cell>
          <table:table-cell table:style-name="ce31" office:value-type="float" office:value="25896535680" calcext:value-type="float">
            <text:p>25896535680</text:p>
          </table:table-cell>
          <table:table-cell table:style-name="ce31" office:value-type="float" office:value="7578292607" calcext:value-type="float">
            <text:p>7578292607</text:p>
          </table:table-cell>
          <table:table-cell table:style-name="ce33" table:formula="of:=([.I43]/([.J43]+[.K43]))*100" office:value-type="float" office:value="8.08153134589969" calcext:value-type="float">
            <text:p>8,08153134589969</text:p>
          </table:table-cell>
          <table:table-cell/>
          <table:table-cell table:style-name="ce31" office:value-type="float" office:value="185053156" calcext:value-type="float">
            <text:p>185053156</text:p>
          </table:table-cell>
          <table:table-cell table:style-name="ce31" office:value-type="float" office:value="2705184674" calcext:value-type="float">
            <text:p>2705184674</text:p>
          </table:table-cell>
          <table:table-cell table:style-name="ce33" table:formula="of:=([.N43]/[.O43])*100" office:value-type="float" office:value="6.84068477019621" calcext:value-type="float">
            <text:p>6,84068477019621</text:p>
          </table:table-cell>
          <table:table-cell/>
          <table:table-cell table:style-name="ce31" office:value-type="float" office:value="203989" calcext:value-type="float">
            <text:p>203989</text:p>
          </table:table-cell>
          <table:table-cell table:style-name="ce31" office:value-type="float" office:value="213552238" calcext:value-type="float">
            <text:p>213552238</text:p>
          </table:table-cell>
          <table:table-cell table:style-name="ce33" table:formula="of:=([.R43]/[.S43])*100" office:value-type="float" office:value="0.0955218273104682" calcext:value-type="float">
            <text:p>0,095521827310468</text:p>
          </table:table-cell>
        </table:table-row>
        <table:table-row table:style-name="ro2">
          <table:table-cell table:number-columns-repeated="8"/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3"/>
          <table:table-cell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string" calcext:value-type="string">
            <text:p>7454.937615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9935.686200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7481.713238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float" office:value="72179847" calcext:value-type="float">
            <text:p>72179847</text:p>
          </table:table-cell>
          <table:table-cell table:style-name="ce31" office:value-type="float" office:value="25907175582" calcext:value-type="float">
            <text:p>25907175582</text:p>
          </table:table-cell>
          <table:table-cell table:style-name="ce31" office:value-type="float" office:value="7580389764" calcext:value-type="float">
            <text:p>7580389764</text:p>
          </table:table-cell>
          <table:table-cell table:style-name="ce33" table:formula="of:=([.I46]/([.J46]+[.K46]))*100" office:value-type="float" office:value="0.21554223561559" calcext:value-type="float">
            <text:p>0,21554223561559</text:p>
          </table:table-cell>
          <table:table-cell/>
          <table:table-cell table:style-name="ce31" office:value-type="float" office:value="5132797" calcext:value-type="float">
            <text:p>5132797</text:p>
          </table:table-cell>
          <table:table-cell table:style-name="ce31" office:value-type="float" office:value="72180847" calcext:value-type="float">
            <text:p>72180847</text:p>
          </table:table-cell>
          <table:table-cell table:style-name="ce33" table:formula="of:=([.N46]/[.O46])*100" office:value-type="float" office:value="7.11102351015637" calcext:value-type="float">
            <text:p>7,11102351015637</text:p>
          </table:table-cell>
          <table:table-cell/>
          <table:table-cell table:style-name="ce31" office:value-type="float" office:value="69275" calcext:value-type="float">
            <text:p>69275</text:p>
          </table:table-cell>
          <table:table-cell table:style-name="ce31" office:value-type="float" office:value="4390577" calcext:value-type="float">
            <text:p>4390577</text:p>
          </table:table-cell>
          <table:table-cell table:style-name="ce33" table:formula="of:=([.R46]/[.S46])*100" office:value-type="float" office:value="1.57781084354061" calcext:value-type="float">
            <text:p>1,57781084354061</text:p>
          </table:table-cell>
        </table:table-row>
        <table:table-row table:style-name="ro2">
          <table:table-cell table:number-columns-repeated="8"/>
          <table:table-cell table:style-name="ce31" office:value-type="float" office:value="5" calcext:value-type="float">
            <text:p>5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3"/>
          <table:table-cell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string" calcext:value-type="string">
            <text:p>7462.713021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9943.574439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7460.406801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float" office:value="73360499" calcext:value-type="float">
            <text:p>73360499</text:p>
          </table:table-cell>
          <table:table-cell table:style-name="ce31" office:value-type="float" office:value="25930204032" calcext:value-type="float">
            <text:p>25930204032</text:p>
          </table:table-cell>
          <table:table-cell table:style-name="ce31" office:value-type="float" office:value="7584584078" calcext:value-type="float">
            <text:p>7584584078</text:p>
          </table:table-cell>
          <table:table-cell table:style-name="ce33" table:formula="of:=([.I49]/([.J49]+[.K49]))*100" office:value-type="float" office:value="0.218889938254185" calcext:value-type="float">
            <text:p>0,218889938254185</text:p>
          </table:table-cell>
          <table:table-cell/>
          <table:table-cell table:style-name="ce31" office:value-type="float" office:value="5407468" calcext:value-type="float">
            <text:p>5407468</text:p>
          </table:table-cell>
          <table:table-cell table:style-name="ce31" office:value-type="float" office:value="73365296" calcext:value-type="float">
            <text:p>73365296</text:p>
          </table:table-cell>
          <table:table-cell table:style-name="ce33" table:formula="of:=([.N49]/[.O49])*100" office:value-type="float" office:value="7.37060748722393" calcext:value-type="float">
            <text:p>7,37060748722393</text:p>
          </table:table-cell>
          <table:table-cell/>
          <table:table-cell table:style-name="ce31" office:value-type="float" office:value="81268" calcext:value-type="float">
            <text:p>81268</text:p>
          </table:table-cell>
          <table:table-cell table:style-name="ce31" office:value-type="float" office:value="4452511" calcext:value-type="float">
            <text:p>4452511</text:p>
          </table:table-cell>
          <table:table-cell table:style-name="ce33" table:formula="of:=([.R49]/[.S49])*100" office:value-type="float" office:value="1.82521727627399" calcext:value-type="float">
            <text:p>1,82521727627399</text:p>
          </table:table-cell>
        </table:table-row>
        <table:table-row table:style-name="ro2">
          <table:table-cell table:number-columns-repeated="8"/>
          <table:table-cell table:style-name="ce30" office:value-type="string" calcext:value-type="string">
            <text:p>Size= 2048</text:p>
          </table:table-cell>
          <table:table-cell table:style-name="ce30" table:number-columns-repeated="2"/>
          <table:table-cell table:style-name="ce32"/>
          <table:table-cell/>
          <table:table-cell table:style-name="ce30" office:value-type="string" calcext:value-type="string">
            <text:p>Size= 2048</text:p>
          </table:table-cell>
          <table:table-cell table:style-name="ce30"/>
          <table:table-cell table:style-name="ce32"/>
          <table:table-cell/>
          <table:table-cell table:style-name="ce30" office:value-type="string" calcext:value-type="string">
            <text:p>Size= 2048</text:p>
          </table:table-cell>
          <table:table-cell table:style-name="ce30"/>
          <table:table-cell table:style-name="ce32"/>
        </table:table-row>
        <table:table-row table:style-name="ro2">
          <table:table-cell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  <table:table-cell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string" calcext:value-type="string">
            <text:p>76684.243481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107064.454490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82995.852592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float" office:value="12388508810" calcext:value-type="float">
            <text:p>12388508810</text:p>
          </table:table-cell>
          <table:table-cell table:style-name="ce31" office:value-type="float" office:value="206307152003" calcext:value-type="float">
            <text:p>206307152003</text:p>
          </table:table-cell>
          <table:table-cell table:style-name="ce31" office:value-type="float" office:value="60197935487" calcext:value-type="float">
            <text:p>60197935487</text:p>
          </table:table-cell>
          <table:table-cell table:style-name="ce33" table:formula="of:=([.I53]/([.J53]+[.K53]))*100" office:value-type="float" office:value="4.64850743626605" calcext:value-type="float">
            <text:p>4,64850743626605</text:p>
          </table:table-cell>
          <table:table-cell/>
          <table:table-cell table:style-name="ce31" office:value-type="float" office:value="1122245043" calcext:value-type="float">
            <text:p>1122245043</text:p>
          </table:table-cell>
          <table:table-cell table:style-name="ce31" office:value-type="float" office:value="12391794330" calcext:value-type="float">
            <text:p>12391794330</text:p>
          </table:table-cell>
          <table:table-cell table:style-name="ce33" table:formula="of:=([.N53]/[.O53])*100" office:value-type="float" office:value="9.05635627185236" calcext:value-type="float">
            <text:p>9,05635627185236</text:p>
          </table:table-cell>
          <table:table-cell/>
          <table:table-cell table:style-name="ce31" office:value-type="float" office:value="2353637" calcext:value-type="float">
            <text:p>2353637</text:p>
          </table:table-cell>
          <table:table-cell table:style-name="ce31" office:value-type="float" office:value="1366539873" calcext:value-type="float">
            <text:p>1366539873</text:p>
          </table:table-cell>
          <table:table-cell table:style-name="ce33" table:formula="of:=([.R53]/[.S53])*100" office:value-type="float" office:value="0.172233320556758" calcext:value-type="float">
            <text:p>0,172233320556758</text:p>
          </table:table-cell>
        </table:table-row>
        <table:table-row table:style-name="ro2">
          <table:table-cell table:number-columns-repeated="8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3"/>
          <table:table-cell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string" calcext:value-type="string">
            <text:p>61683.216581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79278.106826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61904.984823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float" office:value="547911484" calcext:value-type="float">
            <text:p>547911484</text:p>
          </table:table-cell>
          <table:table-cell table:style-name="ce31" office:value-type="float" office:value="206305018486" calcext:value-type="float">
            <text:p>206305018486</text:p>
          </table:table-cell>
          <table:table-cell table:style-name="ce31" office:value-type="float" office:value="60197935487" calcext:value-type="float">
            <text:p>60197935487</text:p>
          </table:table-cell>
          <table:table-cell table:style-name="ce33" table:formula="of:=([.I56]/([.J56]+[.K56]))*100" office:value-type="float" office:value="0.205593024704525" calcext:value-type="float">
            <text:p>0,205593024704525</text:p>
          </table:table-cell>
          <table:table-cell/>
          <table:table-cell table:style-name="ce31" office:value-type="float" office:value="42461415" calcext:value-type="float">
            <text:p>42461415</text:p>
          </table:table-cell>
          <table:table-cell table:style-name="ce31" office:value-type="float" office:value="547730790" calcext:value-type="float">
            <text:p>547730790</text:p>
          </table:table-cell>
          <table:table-cell table:style-name="ce33" table:formula="of:=([.N56]/[.O56])*100" office:value-type="float" office:value="7.7522417536542" calcext:value-type="float">
            <text:p>7,7522417536542</text:p>
          </table:table-cell>
          <table:table-cell/>
          <table:table-cell table:style-name="ce31" office:value-type="float" office:value="355541" calcext:value-type="float">
            <text:p>355541</text:p>
          </table:table-cell>
          <table:table-cell table:style-name="ce31" office:value-type="float" office:value="35354562" calcext:value-type="float">
            <text:p>35354562</text:p>
          </table:table-cell>
          <table:table-cell table:style-name="ce33" table:formula="of:=([.R56]/[.S56])*100" office:value-type="float" office:value="1.00564391096119" calcext:value-type="float">
            <text:p>1,00564391096119</text:p>
          </table:table-cell>
        </table:table-row>
        <table:table-row table:style-name="ro2">
          <table:table-cell table:number-columns-repeated="8"/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3"/>
          <table:table-cell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string" calcext:value-type="string">
            <text:p>174215.734553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189814.276821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171197.182947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float" office:value="23277185163" calcext:value-type="float">
            <text:p>23277185163</text:p>
          </table:table-cell>
          <table:table-cell table:style-name="ce31" office:value-type="float" office:value="206318735447" calcext:value-type="float">
            <text:p>206318735447</text:p>
          </table:table-cell>
          <table:table-cell table:style-name="ce31" office:value-type="float" office:value="60197935487" calcext:value-type="float">
            <text:p>60197935487</text:p>
          </table:table-cell>
          <table:table-cell table:style-name="ce33" table:formula="of:=([.I59]/([.J59]+[.K59]))*100" office:value-type="float" office:value="8.73385709097513" calcext:value-type="float">
            <text:p>8,73385709097513</text:p>
          </table:table-cell>
          <table:table-cell/>
          <table:table-cell table:style-name="ce31" office:value-type="float" office:value="16813534429" calcext:value-type="float">
            <text:p>16813534429</text:p>
          </table:table-cell>
          <table:table-cell table:style-name="ce31" office:value-type="float" office:value="22294931482" calcext:value-type="float">
            <text:p>22294931482</text:p>
          </table:table-cell>
          <table:table-cell table:style-name="ce33" table:formula="of:=([.N59]/[.O59])*100" office:value-type="float" office:value="75.4141560945121" calcext:value-type="float">
            <text:p>75,4141560945121</text:p>
          </table:table-cell>
          <table:table-cell/>
          <table:table-cell table:style-name="ce31" office:value-type="float" office:value="4094635" calcext:value-type="float">
            <text:p>4094635</text:p>
          </table:table-cell>
          <table:table-cell table:style-name="ce31" office:value-type="float" office:value="17910098192" calcext:value-type="float">
            <text:p>17910098192</text:p>
          </table:table-cell>
          <table:table-cell table:style-name="ce33" table:formula="of:=([.R59]/[.S59])*100" office:value-type="float" office:value="0.022862158298099" calcext:value-type="float">
            <text:p>0,022862158298099</text:p>
          </table:table-cell>
        </table:table-row>
        <table:table-row table:style-name="ro2">
          <table:table-cell table:number-columns-repeated="8"/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3"/>
          <table:table-cell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string" calcext:value-type="string">
            <text:p>61904.590243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60281.003910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59929.162498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float" office:value="551292476" calcext:value-type="float">
            <text:p>551292476</text:p>
          </table:table-cell>
          <table:table-cell table:style-name="ce31" office:value-type="float" office:value="206351300651" calcext:value-type="float">
            <text:p>206351300651</text:p>
          </table:table-cell>
          <table:table-cell table:style-name="ce31" office:value-type="float" office:value="60206324100" calcext:value-type="float">
            <text:p>60206324100</text:p>
          </table:table-cell>
          <table:table-cell table:style-name="ce33" table:formula="of:=([.I62]/([.J62]+[.K62]))*100" office:value-type="float" office:value="0.206819248376399" calcext:value-type="float">
            <text:p>0,206819248376399</text:p>
          </table:table-cell>
          <table:table-cell/>
          <table:table-cell table:style-name="ce31" office:value-type="float" office:value="34606538" calcext:value-type="float">
            <text:p>34606538</text:p>
          </table:table-cell>
          <table:table-cell table:style-name="ce31" office:value-type="float" office:value="550587936" calcext:value-type="float">
            <text:p>550587936</text:p>
          </table:table-cell>
          <table:table-cell table:style-name="ce33" table:formula="of:=([.N62]/[.O62])*100" office:value-type="float" office:value="6.2853789081205" calcext:value-type="float">
            <text:p>6,2853789081205</text:p>
          </table:table-cell>
          <table:table-cell/>
          <table:table-cell table:style-name="ce31" office:value-type="float" office:value="376108" calcext:value-type="float">
            <text:p>376108</text:p>
          </table:table-cell>
          <table:table-cell table:style-name="ce31" office:value-type="float" office:value="35063838" calcext:value-type="float">
            <text:p>35063838</text:p>
          </table:table-cell>
          <table:table-cell table:style-name="ce33" table:formula="of:=([.R62]/[.S62])*100" office:value-type="float" office:value="1.07263785555934" calcext:value-type="float">
            <text:p>1,07263785555934</text:p>
          </table:table-cell>
        </table:table-row>
        <table:table-row table:style-name="ro2">
          <table:table-cell table:number-columns-repeated="8"/>
          <table:table-cell table:style-name="ce31" office:value-type="float" office:value="5" calcext:value-type="float">
            <text:p>5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3"/>
          <table:table-cell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string" calcext:value-type="string">
            <text:p>61932.283738</text:p>
          </table:table-cell>
          <table:table-cell table:style-name="ce31" table:number-columns-repeated="2"/>
          <table:table-cell table:style-name="ce33"/>
          <table:table-cell/>
          <table:table-cell table:style-name="ce31" office:value-type="string" calcext:value-type="string">
            <text:p>59948.873403</text:p>
          </table:table-cell>
          <table:table-cell table:style-name="ce31"/>
          <table:table-cell table:style-name="ce33"/>
          <table:table-cell/>
          <table:table-cell table:style-name="ce31" office:value-type="string" calcext:value-type="string">
            <text:p>60194.730364</text:p>
          </table:table-cell>
          <table:table-cell table:style-name="ce31"/>
          <table:table-cell table:style-name="ce33"/>
        </table:table-row>
        <table:table-row table:style-name="ro2">
          <table:table-cell table:number-columns-repeated="8"/>
          <table:table-cell table:style-name="ce31" office:value-type="float" office:value="557449081" calcext:value-type="float">
            <text:p>557449081</text:p>
          </table:table-cell>
          <table:table-cell table:style-name="ce31" office:value-type="float" office:value="206443245576" calcext:value-type="float">
            <text:p>206443245576</text:p>
          </table:table-cell>
          <table:table-cell table:style-name="ce31" office:value-type="float" office:value="60223101326" calcext:value-type="float">
            <text:p>60223101326</text:p>
          </table:table-cell>
          <table:table-cell table:style-name="ce33" table:formula="of:=([.I65]/([.J65]+[.K65]))*100" office:value-type="float" office:value="0.209043656042906" calcext:value-type="float">
            <text:p>0,209043656042906</text:p>
          </table:table-cell>
          <table:table-cell/>
          <table:table-cell table:style-name="ce31" office:value-type="float" office:value="34741987" calcext:value-type="float">
            <text:p>34741987</text:p>
          </table:table-cell>
          <table:table-cell table:style-name="ce31" office:value-type="float" office:value="557560523" calcext:value-type="float">
            <text:p>557560523</text:p>
          </table:table-cell>
          <table:table-cell table:style-name="ce33" table:formula="of:=([.N65]/[.O65])*100" office:value-type="float" office:value="6.23107009317444" calcext:value-type="float">
            <text:p>6,23107009317444</text:p>
          </table:table-cell>
          <table:table-cell/>
          <table:table-cell table:style-name="ce31" office:value-type="float" office:value="739654" calcext:value-type="float">
            <text:p>739654</text:p>
          </table:table-cell>
          <table:table-cell table:style-name="ce31" office:value-type="float" office:value="35611223" calcext:value-type="float">
            <text:p>35611223</text:p>
          </table:table-cell>
          <table:table-cell table:style-name="ce33" table:formula="of:=([.R65]/[.S65])*100" office:value-type="float" office:value="2.07702498731931" calcext:value-type="float">
            <text:p>2,07702498731931</text:p>
          </table:table-cell>
        </table:table-row>
        <table:table-row table:style-name="ro1" table:number-rows-repeated="104851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4:05:18.469419211</meta:creation-date>
    <meta:generator>LibreOffice/6.0.7.3$Linux_X86_64 LibreOffice_project/00m0$Build-3</meta:generator>
    <dc:date>2020-01-13T05:16:41.226777335</dc:date>
    <meta:editing-duration>PT54M42S</meta:editing-duration>
    <meta:editing-cycles>3</meta:editing-cycles>
    <meta:document-statistic meta:table-count="1" meta:cell-count="453" meta:object-count="0"/>
  </office:meta>
</office:document-meta>
</file>